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6400000129A3190B60.svm" manifest:media-type=""/>
  <manifest:file-entry manifest:full-path="Pictures/20000001000002CB00000157B7199ED2.svm" manifest:media-type=""/>
  <manifest:file-entry manifest:full-path="Pictures/20000001000000FE000000F2714C7CD4.svm" manifest:media-type=""/>
  <manifest:file-entry manifest:full-path="Pictures/200000010000018500000142AEA88071.svm" manifest:media-type=""/>
  <manifest:file-entry manifest:full-path="Pictures/2000000100000635000002FDD9E9F817.svm" manifest:media-type=""/>
  <manifest:file-entry manifest:full-path="Pictures/20000001000002F1000000FA38A30901.svm" manifest:media-type=""/>
  <manifest:file-entry manifest:full-path="Pictures/200000010000017D00000142CF7A6707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19D00004F1D00003B56B660BA5E.wmf" manifest:media-type=""/>
  <manifest:file-entry manifest:full-path="Pictures/200000010000059D0000030A0B33DB7E.svm" manifest:media-type=""/>
  <manifest:file-entry manifest:full-path="Pictures/2000019D00004F1D00003B5630BB2417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\frac{V_{CC}}{R_C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m=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0" draw:id="id10" draw:layer="layout" svg:width="6.772cm" svg:height="4.354cm" svg:x="0.545cm" svg:y="0.314cm">
          <draw:image xlink:href="Pictures/2000019D00004F1D00003B5630BB2417.wmf" xlink:type="simple" xlink:show="embed" xlink:actuate="onLoad">
            <text:p/>
          </draw:image>
          <draw:glue-point draw:id="4" svg:x="-1.507cm" svg:y="2.526cm"/>
        </draw:frame>
        <draw:frame draw:style-name="gr1" draw:text-style-name="P1" xml:id="id2" draw:id="id2" draw:layer="layout" svg:width="5.756cm" svg:height="4.317cm" svg:x="6.872cm" svg:y="0.354cm">
          <draw:image xlink:href="Pictures/2000019D00004F1D00003B56B660BA5E.wmf" xlink:type="simple" xlink:show="embed" xlink:actuate="onLoad">
            <text:p/>
          </draw:image>
          <draw:glue-point draw:id="4" svg:x="-3.217cm" svg:y="-1.66cm"/>
          <draw:glue-point draw:id="5" svg:x="-1.74cm" svg:y="-1.223cm"/>
          <draw:glue-point draw:id="6" svg:x="0.886cm" svg:y="3.768cm"/>
        </draw:frame>
        <draw:frame draw:style-name="gr2" draw:text-style-name="P2" draw:layer="layout" svg:width="0.869cm" svg:height="0.916cm" svg:x="7.502cm" svg:y="4.27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5.084cm" svg:y="4.27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3" xml:id="id1" draw:id="id1" draw:layer="layout" svg:width="2.111cm" svg:height="0.848cm" svg:x="8.514cm" svg:y="0.344cm">
          <draw:text-box>
            <text:p text:style-name="P3"><text:span text:style-name="T2">یکسمتی رو خطِ بوجھ</text:span></text:p>
          </draw:text-box>
        </draw:frame>
        <draw:frame draw:style-name="gr2" draw:text-style-name="P4" xml:id="id3" draw:id="id3" draw:layer="layout" svg:width="2.018cm" svg:height="0.848cm" svg:x="9.112cm" svg:y="1.227cm">
          <draw:text-box>
            <text:p text:style-name="P4"><text:span text:style-name="T2">بدلتی رو خطِ بوجھ</text:span></text:p>
          </draw:text-box>
        </draw:frame>
        <draw:connector draw:style-name="gr3" draw:text-style-name="P1" draw:layer="layout" draw:type="curve" draw:line-skew="1.812cm" svg:x1="8.514cm" svg:y1="0.768cm" svg:x2="7.899cm" svg:y2="1.796cm" draw:start-shape="id1" draw:start-glue-point="3" draw:end-shape="id2" draw:end-glue-point="4" svg:d="M8514 768c-495 0-188 1028-615 1028" svg:viewBox="0 0 616 1029">
          <text:p/>
        </draw:connector>
        <draw:connector draw:style-name="gr3" draw:text-style-name="P1" draw:layer="layout" draw:type="curve" draw:line-skew="2.635cm 2.059cm" svg:x1="9.112cm" svg:y1="1.651cm" svg:x2="8.749cm" svg:y2="1.985cm" draw:start-shape="id3" draw:start-glue-point="3" draw:end-shape="id2" draw:end-glue-point="5" svg:d="M9112 1651c-157 0-130 131-182 188s-181 38-181 146" svg:viewBox="0 0 364 335">
          <text:p/>
        </draw:connector>
        <draw:custom-shape draw:style-name="gr4" draw:text-style-name="P1" draw:layer="layout" svg:width="0.117cm" svg:height="0.117cm" svg:x="9.369cm" svg:y="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1.875cm" svg:y="1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xml:id="id5" draw:id="id5" draw:layer="layout" svg:x1="11.418cm" svg:y1="3.284cm" svg:x2="11.418cm" svg:y2="4.148cm">
          <draw:glue-point draw:id="4" svg:x="0cm" svg:y="-1.134cm"/>
          <text:p/>
        </draw:line>
        <draw:frame draw:style-name="gr2" draw:text-style-name="P3" xml:id="id4" draw:id="id4" draw:layer="layout" svg:width="0.955cm" svg:height="0.848cm" svg:x="11.423cm" svg:y="2.319cm">
          <draw:text-box>
            <text:p text:style-name="P3"><text:span text:style-name="T2">حیطہ</text:span></text:p>
          </draw:text-box>
        </draw:frame>
        <draw:connector draw:style-name="gr3" draw:text-style-name="P1" draw:layer="layout" draw:type="curve" draw:line-skew="-1.078cm 0.697cm" svg:x1="11.9cm" svg:y1="3.167cm" svg:x2="11.418cm" svg:y2="3.619cm" draw:start-shape="id4" draw:start-glue-point="2" draw:end-shape="id5" draw:end-glue-point="4" svg:d="M11900 3167c0 604-168 503-234 465s-29-13-248-13" svg:viewBox="0 0 483 497">
          <text:p/>
        </draw:connector>
        <draw:line draw:style-name="gr5" draw:text-style-name="P1" xml:id="id7" draw:id="id7" draw:layer="layout" svg:x1="4.178cm" svg:y1="1.943cm" svg:x2="4.178cm" svg:y2="1.385cm">
          <draw:glue-point draw:id="4" svg:x="0cm" svg:y="1.095cm"/>
          <text:p/>
        </draw:line>
        <draw:frame draw:style-name="gr2" draw:text-style-name="P3" xml:id="id6" draw:id="id6" draw:layer="layout" svg:width="0.955cm" svg:height="0.848cm" svg:x="2.396cm" svg:y="0.469cm">
          <draw:text-box>
            <text:p text:style-name="P3"><text:span text:style-name="T2">حیطہ</text:span></text:p>
          </draw:text-box>
        </draw:frame>
        <draw:connector draw:style-name="gr3" draw:text-style-name="P1" draw:layer="layout" draw:type="curve" draw:line-skew="-0.862cm" svg:x1="3.351cm" svg:y1="0.893cm" svg:x2="4.178cm" svg:y2="1.725cm" draw:start-shape="id6" draw:start-glue-point="1" draw:end-shape="id7" draw:end-glue-point="4" svg:d="M3351 893c774 0 361 832 827 832" svg:viewBox="0 0 828 833">
          <text:p/>
        </draw:connector>
        <draw:frame draw:style-name="gr6" draw:text-style-name="P1" draw:layer="layout" svg:width="0.709cm" svg:height="0.258cm" svg:x="11.808cm" svg:y="3.991cm">
          <draw:image xlink:href="Pictures/2000000100000250000000D8755B6AAD.svm" xlink:type="simple" xlink:show="embed" xlink:actuate="onLoad">
            <text:p/>
          </draw:image>
        </draw:frame>
        <draw:frame draw:style-name="gr6" draw:text-style-name="P1" draw:layer="layout" svg:width="0.709cm" svg:height="0.258cm" svg:x="6.215cm" svg:y="4.029cm">
          <draw:image xlink:href="Pictures/2000000100000250000000D8755B6AAD.svm" xlink:type="simple" xlink:show="embed" xlink:actuate="onLoad">
            <text:p/>
          </draw:image>
        </draw:frame>
        <draw:frame draw:style-name="gr7" draw:text-style-name="P1" draw:layer="layout" svg:width="0.385cm" svg:height="0.355cm" svg:x="7.434cm" svg:y="0.287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55cm" svg:x="1.273cm" svg:y="0.268cm">
          <draw:image xlink:href="Pictures/200000010000014200000129F2269856.svm" xlink:type="simple" xlink:show="embed" xlink:actuate="onLoad">
            <text:p/>
          </draw:image>
        </draw:frame>
        <draw:connector draw:style-name="gr3" draw:text-style-name="P1" draw:layer="layout" draw:type="curve" svg:x1="10.582cm" svg:y1="5.044cm" svg:x2="10.259cm" svg:y2="4.138cm" draw:start-shape="id8" draw:start-glue-point="3" draw:end-shape="id2" draw:end-glue-point="6" svg:d="M10582 5044c-216 0-323-302-323-906" svg:viewBox="0 0 324 907">
          <text:p/>
        </draw:connector>
        <draw:frame draw:style-name="gr8" draw:text-style-name="P1" draw:layer="layout" svg:width="1.436cm" svg:height="0.777cm" svg:x="6.102cm" svg:y="1.15cm">
          <draw:image xlink:href="Pictures/200000010000059D0000030A0B33DB7E.svm" xlink:type="simple" xlink:show="embed" xlink:actuate="onLoad">
            <text:p/>
          </draw:image>
        </draw:frame>
        <draw:frame draw:style-name="gr9" draw:text-style-name="P1" xml:id="id8" draw:id="id8" draw:layer="layout" svg:width="0.616cm" svg:height="0.304cm" svg:x="10.582cm" svg:y="4.892cm">
          <draw:image xlink:href="Pictures/20000001000002690000013145689BC3.svm" xlink:type="simple" xlink:show="embed" xlink:actuate="onLoad">
            <text:p/>
          </draw:image>
        </draw:frame>
        <draw:line draw:style-name="gr10" draw:text-style-name="P1" draw:layer="layout" svg:x1="4.863cm" svg:y1="1.377cm" svg:x2="1.612cm" svg:y2="1.377cm">
          <text:p/>
        </draw:line>
        <draw:line draw:style-name="gr10" draw:text-style-name="P1" draw:layer="layout" svg:x1="1.604cm" svg:y1="4.091cm" svg:x2="1.604cm" svg:y2="0.975cm">
          <text:p/>
        </draw:line>
        <draw:frame draw:style-name="gr11" draw:text-style-name="P1" draw:layer="layout" svg:width="0.902cm" svg:height="0.299cm" svg:x="1.184cm" svg:y="4.284cm">
          <draw:image xlink:href="Pictures/20000001000002F1000000FA38A30901.svm" xlink:type="simple" xlink:show="embed" xlink:actuate="onLoad">
            <text:p/>
          </draw:image>
        </draw:frame>
        <draw:frame draw:style-name="gr12" draw:text-style-name="P1" xml:id="id9" draw:id="id9" draw:layer="layout" svg:width="1.906cm" svg:height="0.917cm" svg:x="4.141cm" svg:y="2.575cm">
          <draw:image xlink:href="Pictures/2000000100000635000002FDD9E9F817.svm" xlink:type="simple" xlink:show="embed" xlink:actuate="onLoad">
            <text:p/>
          </draw:image>
        </draw:frame>
        <draw:connector draw:style-name="gr3" draw:text-style-name="P1" draw:layer="layout" draw:type="curve" draw:line-skew="3.438cm -1.677cm" svg:x1="4.141cm" svg:y1="3.033cm" svg:x2="2.911cm" svg:y2="3.59cm" draw:start-shape="id9" draw:start-glue-point="3" draw:end-shape="id10" draw:end-glue-point="4" svg:d="M4141 3033c-988 0-823 229-884 332s-346 78-346 225" svg:viewBox="0 0 1231 558">
          <text:p/>
        </draw:connector>
        <draw:frame draw:style-name="gr13" draw:text-style-name="P1" draw:layer="layout" svg:width="0.388cm" svg:height="0.321cm" svg:x="1.665cm" svg:y="2.161cm">
          <draw:image xlink:href="Pictures/200000010000018500000142AEA88071.svm" xlink:type="simple" xlink:show="embed" xlink:actuate="onLoad">
            <text:p/>
          </draw:image>
        </draw:frame>
        <draw:frame draw:style-name="gr14" draw:text-style-name="P1" draw:layer="layout" svg:width="0.38cm" svg:height="0.321cm" svg:x="8.929cm" svg:y="3.238cm">
          <draw:image xlink:href="Pictures/200000010000017D00000142CF7A6707.svm" xlink:type="simple" xlink:show="embed" xlink:actuate="onLoad">
            <text:p/>
          </draw:image>
        </draw:frame>
        <draw:custom-shape draw:style-name="gr4" draw:text-style-name="P1" draw:layer="layout" svg:width="0.117cm" svg:height="0.117cm" svg:x="1.541cm" svg:y="1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253cm" svg:height="0.241cm" svg:x="1.719cm" svg:y="1.087cm">
          <draw:image xlink:href="Pictures/20000001000000FE000000F2714C7CD4.svm" xlink:type="simple" xlink:show="embed" xlink:actuate="onLoad">
            <text:p/>
          </draw:image>
        </draw:frame>
        <draw:line draw:style-name="gr10" draw:text-style-name="P1" xml:id="id14" draw:id="id14" draw:layer="layout" svg:x1="1.408cm" svg:y1="1.944cm" svg:x2="1.931cm" svg:y2="1.944cm">
          <text:p/>
        </draw:line>
        <draw:line draw:style-name="gr10" draw:text-style-name="P1" xml:id="id12" draw:id="id12" draw:layer="layout" svg:x1="1.58cm" svg:y1="1.385cm" svg:x2="1.393cm" svg:y2="1.385cm">
          <text:p/>
        </draw:line>
        <draw:frame draw:style-name="gr16" draw:text-style-name="P1" xml:id="id13" draw:id="id13" draw:layer="layout" svg:width="0.857cm" svg:height="0.41cm" svg:x="0.181cm" svg:y="2.185cm">
          <draw:image xlink:href="Pictures/20000001000002CB00000157B7199ED2.svm" xlink:type="simple" xlink:show="embed" xlink:actuate="onLoad">
            <text:p/>
          </draw:image>
        </draw:frame>
        <draw:frame draw:style-name="gr17" draw:text-style-name="P1" xml:id="id11" draw:id="id11" draw:layer="layout" svg:width="0.426cm" svg:height="0.355cm" svg:x="0.362cm" svg:y="0.81cm">
          <draw:image xlink:href="Pictures/200000010000016400000129A3190B60.svm" xlink:type="simple" xlink:show="embed" xlink:actuate="onLoad">
            <text:p/>
          </draw:image>
        </draw:frame>
        <draw:connector draw:style-name="gr3" draw:text-style-name="P1" draw:layer="layout" draw:type="curve" draw:line-skew="-0.548cm" svg:x1="0.575cm" svg:y1="1.165cm" svg:x2="1.393cm" svg:y2="1.385cm" draw:start-shape="id11" draw:start-glue-point="2" draw:end-shape="id12" draw:end-glue-point="3" svg:d="M575 1165c0 259 818 150 818 220" svg:viewBox="0 0 819 221">
          <text:p/>
        </draw:connector>
        <draw:connector draw:style-name="gr3" draw:text-style-name="P1" draw:layer="layout" draw:type="curve" draw:line-skew="0.531cm" svg:x1="0.609cm" svg:y1="2.185cm" svg:x2="1.408cm" svg:y2="1.944cm" draw:start-shape="id13" draw:start-glue-point="0" draw:end-shape="id14" draw:end-glue-point="3" svg:d="M609 2185c0-316 799-196 799-241" svg:viewBox="0 0 800 2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5:26:28</meta:creation-date>
    <meta:editing-duration>PT40M35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7T20:16:52.362514363</dc:date>
    <meta:document-statistic meta:object-count="38"/>
    <meta:template xlink:type="simple" xlink:actuate="onRequest" xlink:title="kkkFigures" xlink:href="../../../../.libreoffice/3/user/template/kkkFigures.otg" meta:date="2014-06-16T15:26:25"/>
  </office:meta>
</office:document-meta>
</file>